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200000010BECD2968E36B11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Courier New" svg:font-family="'Courier New'" style:font-family-generic="swiss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Lohit Hindi" svg:font-family="'Lohit Hindi'" style:font-family-generic="swiss"/>
    <style:font-face style:name="Times New Roman" svg:font-family="'Times New Roman'" style:font-family-generic="swiss"/>
    <style:font-face style:name="AR PL SungtiL GB1" svg:font-family="'AR PL SungtiL GB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2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15.61cm" table:align="right" style:writing-mode="lr-tb"/>
    </style:style>
    <style:style style:name="Table1.A" style:family="table-column">
      <style:table-column-properties style:column-width="15.61cm"/>
    </style:style>
    <style:style style:name="Table1.1" style:family="table-row">
      <style:table-row-properties style:min-row-height="0.794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5.61cm" table:align="right" style:writing-mode="lr-tb"/>
    </style:style>
    <style:style style:name="Table2.A" style:family="table-column">
      <style:table-column-properties style:column-width="15.61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="0.05pt solid #000000"/>
    </style:style>
    <style:style style:name="Table12" style:family="table">
      <style:table-properties style:width="15.494cm" fo:margin-left="1.288cm" fo:margin-top="0cm" fo:margin-bottom="0cm" table:align="left" style:writing-mode="lr-tb"/>
    </style:style>
    <style:style style:name="Table12.A" style:family="table-column">
      <style:table-column-properties style:column-width="15.494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85cm" fo:padding-right="0.097cm" fo:padding-top="0.097cm" fo:padding-bottom="0.097cm" fo:border="0.25pt solid #000001"/>
    </style:style>
    <style:style style:name="Table3" style:family="table">
      <style:table-properties style:width="15.494cm" fo:margin-left="1.288cm" fo:margin-top="0cm" fo:margin-bottom="0cm" table:align="left" style:writing-mode="lr-tb"/>
    </style:style>
    <style:style style:name="Table3.A" style:family="table-column">
      <style:table-column-properties style:column-width="15.494cm"/>
    </style:style>
    <style:style style:name="Table3.1" style:family="table-row">
      <style:table-row-properties style:min-row-height="0.794cm" fo:keep-together="auto"/>
    </style:style>
    <style:style style:name="Table3.A1" style:family="table-cell">
      <style:table-cell-properties fo:padding-left="0.085cm" fo:padding-right="0.097cm" fo:padding-top="0.097cm" fo:padding-bottom="0.097cm" fo:border="0.25pt solid #000001"/>
    </style:style>
    <style:style style:name="Table4" style:family="table">
      <style:table-properties style:width="15.494cm" fo:margin-left="1.288cm" fo:margin-top="0cm" fo:margin-bottom="0cm" table:align="left" style:writing-mode="lr-tb"/>
    </style:style>
    <style:style style:name="Table4.A" style:family="table-column">
      <style:table-column-properties style:column-width="15.494cm"/>
    </style:style>
    <style:style style:name="Table4.1" style:family="table-row">
      <style:table-row-properties style:min-row-height="0.111cm" fo:keep-together="auto"/>
    </style:style>
    <style:style style:name="Table4.A1" style:family="table-cell">
      <style:table-cell-properties fo:padding-left="0.085cm" fo:padding-right="0.097cm" fo:padding-top="0.097cm" fo:padding-bottom="0.097cm" fo:border="0.25pt solid #000001"/>
    </style:style>
    <style:style style:name="Table5" style:family="table">
      <style:table-properties style:width="15.494cm" fo:margin-left="1.288cm" fo:margin-top="0cm" fo:margin-bottom="0cm" table:align="left" style:writing-mode="lr-tb"/>
    </style:style>
    <style:style style:name="Table5.A" style:family="table-column">
      <style:table-column-properties style:column-width="15.494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85cm" fo:padding-right="0.097cm" fo:padding-top="0.097cm" fo:padding-bottom="0.097cm" fo:border="0.25pt solid #000001"/>
    </style:style>
    <style:style style:name="Table6" style:family="table">
      <style:table-properties style:width="15.494cm" fo:margin-left="1.288cm" fo:margin-top="0cm" fo:margin-bottom="0cm" table:align="left" style:writing-mode="lr-tb"/>
    </style:style>
    <style:style style:name="Table6.A" style:family="table-column">
      <style:table-column-properties style:column-width="15.494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85cm" fo:padding-right="0.097cm" fo:padding-top="0.097cm" fo:padding-bottom="0.097cm" fo:border="0.25pt solid #000001"/>
    </style:style>
    <style:style style:name="Table7" style:family="table">
      <style:table-properties style:width="15.494cm" fo:margin-left="1.288cm" fo:margin-top="0cm" fo:margin-bottom="0cm" table:align="left" style:writing-mode="lr-tb"/>
    </style:style>
    <style:style style:name="Table7.A" style:family="table-column">
      <style:table-column-properties style:column-width="15.494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85cm" fo:padding-right="0.097cm" fo:padding-top="0.097cm" fo:padding-bottom="0.097cm" fo:border="0.25pt solid #000001"/>
    </style:style>
    <style:style style:name="Table10" style:family="table">
      <style:table-properties style:width="15.61cm" table:align="right" style:writing-mode="lr-tb"/>
    </style:style>
    <style:style style:name="Table10.A" style:family="table-column">
      <style:table-column-properties style:column-width="15.61cm"/>
    </style:style>
    <style:style style:name="Table10.1" style:family="table-row">
      <style:table-row-properties style:min-row-height="0.794cm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.494cm" fo:margin-left="1.288cm" fo:margin-top="0cm" fo:margin-bottom="0cm" table:align="left" style:writing-mode="lr-tb"/>
    </style:style>
    <style:style style:name="Table11.A" style:family="table-column">
      <style:table-column-properties style:column-width="15.494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85cm" fo:padding-right="0.097cm" fo:padding-top="0.097cm" fo:padding-bottom="0.097cm" fo:border="0.25pt solid #000001"/>
    </style:style>
    <style:style style:name="Table8" style:family="table">
      <style:table-properties style:width="15.61cm" fo:margin-top="0cm" fo:margin-bottom="0cm" table:align="right" style:writing-mode="lr-tb"/>
    </style:style>
    <style:style style:name="Table8.A" style:family="table-column">
      <style:table-column-properties style:column-width="15.6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85cm" fo:padding-right="0.097cm" fo:padding-top="0.097cm" fo:padding-bottom="0.097cm" fo:border="0.25pt solid #000001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1.905cm" fo:margin-right="0cm" fo:text-indent="0cm" style:auto-text-indent="false"/>
      <style:text-properties fo:font-style="normal" style:font-style-asian="normal" style:font-style-complex="normal"/>
    </style:style>
    <style:style style:name="P4" style:family="paragraph" style:parent-style-name="Standard">
      <style:paragraph-properties fo:margin-left="1.905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left="1.905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left="1.905cm" fo:margin-right="0cm" fo:text-indent="0cm" style:auto-text-indent="false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fo:font-weight="normal" officeooo:rsid="00626a46" officeooo:paragraph-rsid="00133dc4" style:font-weight-asian="normal" style:font-weight-complex="normal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fo:font-weight="normal" officeooo:rsid="0017546d" officeooo:paragraph-rsid="002f56ea" style:font-weight-asian="normal" style:font-weight-complex="normal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officeooo:rsid="00626a46" officeooo:paragraph-rsid="00133dc4"/>
    </style:style>
    <style:style style:name="P10" style:family="paragraph" style:parent-style-name="Text_20_body">
      <style:paragraph-properties fo:margin-left="2.501cm" fo:margin-right="0cm" fo:text-indent="0cm" style:auto-text-indent="false"/>
      <style:text-properties style:font-name="Courier New1" fo:font-weight="normal" officeooo:rsid="00626a46" officeooo:paragraph-rsid="00133dc4" style:font-weight-asian="normal" style:font-weight-complex="normal"/>
    </style:style>
    <style:style style:name="P11" style:family="paragraph" style:parent-style-name="Text_20_body">
      <style:paragraph-properties fo:margin-left="2.501cm" fo:margin-right="0cm" fo:text-indent="0cm" style:auto-text-indent="false"/>
      <style:text-properties officeooo:rsid="00626a46" officeooo:paragraph-rsid="00133dc4"/>
    </style:style>
    <style:style style:name="P12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paragraph-rsid="00196533" style:font-size-asian="12pt" style:font-style-asian="normal" style:font-weight-asian="normal" style:font-size-complex="12pt" style:text-emphasize="none"/>
    </style:style>
    <style:style style:name="P13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7338f" officeooo:paragraph-rsid="001e2931" style:font-size-asian="12pt" style:font-style-asian="normal" style:font-weight-asian="normal" style:font-size-complex="12pt" style:text-emphasize="none"/>
    </style:style>
    <style:style style:name="P14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888ee" officeooo:paragraph-rsid="001888ee" style:font-size-asian="12pt" style:font-style-asian="normal" style:font-weight-asian="normal" style:font-size-complex="12pt" style:text-emphasize="none"/>
    </style:style>
    <style:style style:name="P15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888ee" officeooo:paragraph-rsid="001e2931" style:font-size-asian="12pt" style:font-style-asian="normal" style:font-weight-asian="normal" style:font-size-complex="12pt" style:text-emphasize="none"/>
    </style:style>
    <style:style style:name="P16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c347b" officeooo:paragraph-rsid="001c347b" style:font-size-asian="12pt" style:font-style-asian="normal" style:font-weight-asian="normal" style:font-size-complex="12pt" style:text-emphasize="none"/>
    </style:style>
    <style:style style:name="P17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e2931" officeooo:paragraph-rsid="001e2931" style:font-size-asian="12pt" style:font-style-asian="normal" style:font-weight-asian="normal" style:font-size-complex="12pt" style:text-emphasize="none"/>
    </style:style>
    <style:style style:name="P18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fefef" officeooo:paragraph-rsid="001fefef" style:font-size-asian="12pt" style:font-style-asian="normal" style:font-weight-asian="normal" style:font-size-complex="12pt" style:text-emphasize="none"/>
    </style:style>
    <style:style style:name="P19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31fdb7" officeooo:paragraph-rsid="0031fdb7" style:font-size-asian="12pt" style:font-style-asian="normal" style:font-weight-asian="normal" style:font-size-complex="12pt" style:text-emphasize="none"/>
    </style:style>
    <style:style style:name="P20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2d194b" officeooo:paragraph-rsid="002d194b" style:font-size-asian="12pt" style:font-style-asian="normal" style:font-weight-asian="normal" style:font-size-complex="12pt" style:text-emphasize="none"/>
    </style:style>
    <style:style style:name="P21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28c174" officeooo:paragraph-rsid="0028c174" style:font-size-asian="12pt" style:font-style-asian="normal" style:font-weight-asian="normal" style:font-size-complex="12pt" style:font-weight-complex="normal" style:text-emphasize="none"/>
    </style:style>
    <style:style style:name="P22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2d9079" officeooo:paragraph-rsid="002d9079" style:font-size-asian="12pt" style:font-style-asian="normal" style:font-weight-asian="normal" style:font-size-complex="12pt" style:font-weight-complex="normal" style:text-emphasize="none"/>
    </style:style>
    <style:style style:name="P23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fefef" officeooo:paragraph-rsid="001fefef" style:font-size-asian="12pt" style:font-style-asian="normal" style:font-weight-asian="bold" style:font-size-complex="12pt" style:font-weight-complex="bold" style:text-emphasize="none"/>
    </style:style>
    <style:style style:name="P24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212a07" officeooo:paragraph-rsid="00212a07" style:font-size-asian="12pt" style:font-style-asian="normal" style:font-weight-asian="bold" style:font-size-complex="12pt" style:font-weight-complex="bold" style:text-emphasize="none"/>
    </style:style>
    <style:style style:name="P25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247b58" officeooo:paragraph-rsid="00247b58" style:font-size-asian="12pt" style:font-style-asian="normal" style:font-weight-asian="bold" style:font-size-complex="12pt" style:font-weight-complex="bold" style:text-emphasize="none"/>
    </style:style>
    <style:style style:name="P26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28c174" officeooo:paragraph-rsid="0028c174" style:font-size-asian="12pt" style:font-style-asian="normal" style:font-weight-asian="bold" style:font-size-complex="12pt" style:font-weight-complex="bold" style:text-emphasize="none"/>
    </style:style>
    <style:style style:name="P27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2d9079" officeooo:paragraph-rsid="002d9079" style:font-size-asian="12pt" style:font-style-asian="normal" style:font-weight-asian="bold" style:font-size-complex="12pt" style:font-weight-complex="bold" style:text-emphasize="none"/>
    </style:style>
    <style:style style:name="P28" style:family="paragraph" style:parent-style-name="Default">
      <style:paragraph-properties style:line-height-at-least="0.353cm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888ee" officeooo:paragraph-rsid="001888ee" style:font-size-asian="12pt" style:font-style-asian="normal" style:font-weight-asian="bold" style:font-size-complex="12pt" style:font-weight-complex="bold" style:text-emphasize="none"/>
    </style:style>
    <style:style style:name="P29" style:family="paragraph" style:parent-style-name="Default">
      <style:paragraph-properties style:line-height-at-least="0.353cm"/>
      <style:text-properties style:font-name="Courier new" fo:font-size="12pt" officeooo:paragraph-rsid="001888ee" style:font-size-asian="12pt" style:font-size-complex="12pt"/>
    </style:style>
    <style:style style:name="P30" style:family="paragraph" style:parent-style-name="Default">
      <style:paragraph-properties style:line-height-at-least="0.353cm"/>
      <style:text-properties style:font-name="Courier new" fo:font-size="12pt" officeooo:paragraph-rsid="00196533" style:font-size-asian="12pt" style:font-size-complex="12pt"/>
    </style:style>
    <style:style style:name="P31" style:family="paragraph" style:parent-style-name="Default">
      <style:paragraph-properties style:line-height-at-least="0.353cm"/>
      <style:text-properties fo:color="#800000" style:text-outline="false" style:text-line-through-style="none" style:text-line-through-type="none" style:font-name="Courier New" fo:font-size="12pt" fo:font-style="normal" fo:text-shadow="none" style:text-underline-style="none" fo:font-weight="bold" officeooo:rsid="001e2931" officeooo:paragraph-rsid="001e2931" style:font-size-asian="12pt" style:font-style-asian="normal" style:font-weight-asian="bold" style:font-size-complex="12pt" style:font-weight-complex="bold" style:text-emphasize="none"/>
    </style:style>
    <style:style style:name="P32" style:family="paragraph" style:parent-style-name="Default">
      <style:paragraph-properties style:line-height-at-least="0.353cm"/>
      <style:text-properties fo:color="#800000" style:text-outline="false" style:text-line-through-style="none" style:text-line-through-type="none" style:font-name="Courier New" fo:font-size="12pt" fo:font-style="normal" fo:text-shadow="none" style:text-underline-style="none" fo:font-weight="bold" officeooo:rsid="001fefef" officeooo:paragraph-rsid="001fefef" style:font-size-asian="12pt" style:font-style-asian="normal" style:font-weight-asian="bold" style:font-size-complex="12pt" style:font-weight-complex="bold" style:text-emphasize="none"/>
    </style:style>
    <style:style style:name="P33" style:family="paragraph" style:parent-style-name="Default">
      <style:paragraph-properties style:line-height-at-least="0.353cm"/>
      <style:text-properties fo:color="#0000ff" style:text-outline="false" style:text-line-through-style="none" style:text-line-through-type="none" style:font-name="Courier New" fo:font-size="12pt" fo:font-style="normal" fo:text-shadow="none" style:text-underline-style="none" fo:font-weight="bold" officeooo:rsid="002d9079" officeooo:paragraph-rsid="002d9079" style:font-size-asian="12pt" style:font-style-asian="normal" style:font-weight-asian="bold" style:font-size-complex="12pt" style:font-weight-complex="bold" style:text-emphasize="none"/>
    </style:style>
    <style:style style:name="P34" style:family="paragraph" style:parent-style-name="Preformatted_20_Text">
      <style:text-properties officeooo:paragraph-rsid="00128a9b"/>
    </style:style>
    <style:style style:name="P35" style:family="paragraph" style:parent-style-name="Preformatted_20_Text">
      <style:text-properties style:font-name="Courier New1" fo:font-size="12pt" fo:font-weight="normal" officeooo:paragraph-rsid="00128a9b" style:font-size-asian="12pt" style:font-weight-asian="normal" style:font-size-complex="12pt" style:font-weight-complex="normal"/>
    </style:style>
    <style:style style:name="P36" style:family="paragraph" style:parent-style-name="Preformatted_20_Text">
      <loext:graphic-properties draw:fill="none"/>
      <style:paragraph-properties fo:margin-top="0cm" fo:margin-bottom="0cm" loext:contextual-spacing="false" fo:background-color="transparent" style:writing-mode="lr-tb"/>
      <style:text-properties officeooo:paragraph-rsid="00128a9b"/>
    </style:style>
    <style:style style:name="P37" style:family="paragraph" style:parent-style-name="Standard">
      <style:text-properties fo:font-style="normal" officeooo:rsid="00128a9b" officeooo:paragraph-rsid="00128a9b" style:font-style-asian="normal" style:font-style-complex="normal"/>
    </style:style>
    <style:style style:name="P38" style:family="paragraph" style:parent-style-name="Standard">
      <style:text-properties fo:font-style="normal" officeooo:paragraph-rsid="00128a9b" style:font-style-asian="normal" style:font-style-complex="normal"/>
    </style:style>
    <style:style style:name="P39" style:family="paragraph" style:parent-style-name="Standard">
      <style:text-properties style:font-name="Liberation Serif2" fo:font-weight="normal" officeooo:rsid="004e6b56" officeooo:paragraph-rsid="00128a9b" style:font-weight-asian="normal" style:font-weight-complex="normal"/>
    </style:style>
    <style:style style:name="P40" style:family="paragraph" style:parent-style-name="Text_20_body">
      <style:text-properties fo:font-weight="bold" officeooo:paragraph-rsid="00133dc4" style:font-weight-asian="bold" style:font-weight-complex="bold"/>
    </style:style>
    <style:style style:name="P41" style:family="paragraph" style:parent-style-name="Standard" style:list-style-name="WWNum3">
      <style:text-properties officeooo:paragraph-rsid="00128a9b"/>
    </style:style>
    <style:style style:name="P42" style:family="paragraph" style:parent-style-name="Standard" style:list-style-name="WWNum3">
      <style:text-properties officeooo:paragraph-rsid="00116cde"/>
    </style:style>
    <style:style style:name="P43" style:family="paragraph" style:parent-style-name="Standard" style:list-style-name="WWNum3">
      <style:text-properties officeooo:rsid="00128a9b" officeooo:paragraph-rsid="00128a9b"/>
    </style:style>
    <style:style style:name="P44" style:family="paragraph" style:parent-style-name="Standard" style:list-style-name="WWNum3">
      <style:text-properties fo:font-style="normal" officeooo:rsid="00128a9b" officeooo:paragraph-rsid="00128a9b" style:font-style-asian="normal" style:font-style-complex="normal"/>
    </style:style>
    <style:style style:name="P45" style:family="paragraph" style:parent-style-name="Standard" style:list-style-name="WWNum3">
      <style:text-properties fo:font-style="normal" officeooo:paragraph-rsid="00128a9b" style:font-style-asian="normal" style:font-style-complex="normal"/>
    </style:style>
    <style:style style:name="P46" style:family="paragraph" style:parent-style-name="Standard" style:list-style-name="WWNum3">
      <style:text-properties fo:font-style="normal" officeooo:rsid="00133dc4" officeooo:paragraph-rsid="00133dc4" style:font-style-asian="normal" style:font-style-complex="normal"/>
    </style:style>
    <style:style style:name="P47" style:family="paragraph" style:parent-style-name="Standard" style:list-style-name="WWNum3">
      <style:text-properties officeooo:rsid="00116cde" officeooo:paragraph-rsid="00116cde"/>
    </style:style>
    <style:style style:name="P48" style:family="paragraph" style:parent-style-name="Standard" style:list-style-name="L1">
      <style:text-properties officeooo:paragraph-rsid="00128a9b"/>
    </style:style>
    <style:style style:name="P49" style:family="paragraph" style:parent-style-name="Text_20_body" style:list-style-name="WWNum3">
      <style:text-properties officeooo:paragraph-rsid="00128a9b"/>
    </style:style>
    <style:style style:name="P50" style:family="paragraph" style:parent-style-name="Text_20_body" style:list-style-name="WWNum3">
      <style:text-properties officeooo:paragraph-rsid="00133dc4"/>
    </style:style>
    <style:style style:name="P51" style:family="paragraph" style:parent-style-name="Text_20_body" style:list-style-name="L2">
      <style:text-properties fo:font-weight="normal" officeooo:rsid="00626a46" officeooo:paragraph-rsid="00133dc4" style:font-weight-asian="normal" style:font-weight-complex="normal"/>
    </style:style>
    <style:style style:name="P52" style:family="paragraph" style:parent-style-name="Text_20_body" style:list-style-name="L3">
      <style:text-properties style:font-name="Courier New1" fo:font-weight="normal" officeooo:rsid="0017546d" officeooo:paragraph-rsid="002f56ea" style:font-weight-asian="normal" style:font-weight-complex="normal"/>
    </style:style>
    <style:style style:name="P53" style:family="paragraph" style:parent-style-name="Text_20_body" style:list-style-name="L3">
      <style:text-properties style:font-name="Liberation Sans1" fo:font-weight="normal" officeooo:rsid="0017546d" officeooo:paragraph-rsid="002f56ea" style:font-weight-asian="normal" style:font-weight-complex="normal"/>
    </style:style>
    <style:style style:name="P54" style:family="paragraph" style:parent-style-name="Text_20_body" style:list-style-name="L3">
      <style:paragraph-properties fo:margin-left="1.251cm" fo:margin-right="0cm" fo:text-indent="0cm" style:auto-text-indent="false"/>
      <style:text-properties style:font-name="Liberation Sans1" fo:font-weight="normal" officeooo:rsid="00182655" officeooo:paragraph-rsid="002f56ea" style:font-weight-asian="normal" style:font-weight-complex="normal"/>
    </style:style>
    <style:style style:name="P55" style:family="paragraph" style:parent-style-name="Heading_20_1" style:list-style-name="WWNum2"/>
    <style:style style:name="P56" style:family="paragraph" style:parent-style-name="Title" style:master-page-name="Standard">
      <style:paragraph-properties fo:margin-top="0.423cm" fo:margin-bottom="0.212cm" loext:contextual-spacing="false" style:page-number="auto"/>
    </style:style>
    <style:style style:name="P57" style:family="paragraph" style:parent-style-name="Table_20_Contents">
      <style:text-properties style:font-name="Courier New" fo:font-size="10pt" fo:font-weight="normal" officeooo:rsid="00375ab2" officeooo:paragraph-rsid="00375ab2" style:font-size-asian="10pt" style:font-weight-asian="normal" style:font-size-complex="10pt" style:font-weight-complex="normal"/>
    </style:style>
    <style:style style:name="P58" style:family="paragraph" style:parent-style-name="Table_20_Contents">
      <style:text-properties style:font-name="Courier New" fo:font-size="10pt" fo:font-weight="normal" officeooo:rsid="00375ab2" officeooo:paragraph-rsid="00388583" style:font-size-asian="10pt" style:font-weight-asian="normal" style:font-size-complex="10pt" style:font-weight-complex="normal"/>
    </style:style>
    <style:style style:name="P59" style:family="paragraph" style:parent-style-name="Table_20_Contents">
      <style:text-properties style:font-name="Courier New" fo:font-size="10pt" fo:font-weight="normal" officeooo:rsid="00375ab2" officeooo:paragraph-rsid="00392b85" style:font-size-asian="10pt" style:font-weight-asian="normal" style:font-size-complex="10pt" style:font-weight-complex="normal"/>
    </style:style>
    <style:style style:name="P60" style:family="paragraph" style:parent-style-name="Table_20_Contents">
      <style:text-properties style:font-name="Courier New" fo:font-size="10pt" fo:font-weight="bold" officeooo:rsid="00375ab2" officeooo:paragraph-rsid="00375ab2" style:font-size-asian="10pt" style:font-weight-asian="bold" style:font-size-complex="10pt" style:font-weight-complex="bold"/>
    </style:style>
    <style:style style:name="P61" style:family="paragraph" style:parent-style-name="Table_20_Contents">
      <style:text-properties fo:color="#ff0000" style:font-name="Courier New" fo:font-size="10pt" fo:font-weight="normal" officeooo:rsid="00375ab2" officeooo:paragraph-rsid="00375ab2" style:font-size-asian="10pt" style:font-weight-asian="normal" style:font-size-complex="10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91acb" style:font-style-asian="normal" style:font-style-complex="normal"/>
    </style:style>
    <style:style style:name="T3" style:family="text">
      <style:text-properties fo:font-style="normal" officeooo:rsid="00133dc4" style:font-style-asian="normal" style:font-style-complex="normal"/>
    </style:style>
    <style:style style:name="T4" style:family="text">
      <style:text-properties fo:font-style="normal" officeooo:rsid="0013bbe0" style:font-style-asian="normal" style:font-style-complex="normal"/>
    </style:style>
    <style:style style:name="T5" style:family="text">
      <style:text-properties fo:font-style="normal" officeooo:rsid="00116cde" style:font-style-asian="normal" style:font-style-complex="normal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888ee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96533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a99d9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1888ee" style:font-style-asian="normal" style:font-weight-asian="bold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7338f" style:font-size-asian="12pt" style:font-style-asian="normal" style:font-weight-asian="normal" style:font-size-complex="12pt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96533" style:font-size-asian="12pt" style:font-style-asian="normal" style:font-weight-asian="normal" style:font-size-complex="12pt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888ee" style:font-size-asian="12pt" style:font-style-asian="normal" style:font-weight-asian="normal" style:font-size-complex="12pt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style:font-name="Courier New" fo:font-size="12pt" fo:font-style="italic" fo:text-shadow="none" style:text-underline-style="none" fo:font-weight="normal" officeooo:rsid="0017338f" style:font-size-asian="12pt" style:font-style-asian="italic" style:font-weight-asian="normal" style:font-size-complex="12pt" style:font-style-complex="italic" style:font-weight-complex="bold" style:text-emphasize="none"/>
    </style:style>
    <style:style style:name="T14" style:family="text">
      <style:text-properties officeooo:rsid="00116cde"/>
    </style:style>
    <style:style style:name="T15" style:family="text">
      <style:text-properties style:font-name="Courier New1"/>
    </style:style>
    <style:style style:name="T16" style:family="text">
      <style:text-properties style:font-name="Courier New1" fo:font-weight="bold" officeooo:rsid="004fca4d" style:font-weight-asian="bold" style:font-weight-complex="bold"/>
    </style:style>
    <style:style style:name="T17" style:family="text">
      <style:text-properties style:font-name="Courier New1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font-name="Courier New1" fo:font-style="normal" fo:font-weight="bold" officeooo:rsid="00491acb" style:font-style-asian="normal" style:font-weight-asian="bold" style:font-style-complex="normal" style:font-weight-complex="bold"/>
    </style:style>
    <style:style style:name="T19" style:family="text">
      <style:text-properties style:font-name="Courier New1" fo:font-style="normal" fo:font-weight="bold" officeooo:rsid="00116cde" style:font-style-asian="normal" style:font-weight-asian="bold" style:font-style-complex="normal" style:font-weight-complex="bold"/>
    </style:style>
    <style:style style:name="T20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Courier New1" fo:font-size="12pt" fo:font-weight="bold" officeooo:rsid="004e6b56" style:font-size-asian="12pt" style:font-weight-asian="bold" style:font-size-complex="12pt" style:font-weight-complex="bold"/>
    </style:style>
    <style:style style:name="T22" style:family="text">
      <style:text-properties style:font-name="Courier New1" fo:font-size="12pt" fo:font-weight="bold" officeooo:rsid="00128a9b" style:font-size-asian="12pt" style:font-weight-asian="bold" style:font-size-complex="12pt" style:font-weight-complex="bold"/>
    </style:style>
    <style:style style:name="T23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Courier New1" fo:font-weight="normal" style:font-weight-asian="normal" style:font-weight-complex="normal"/>
    </style:style>
    <style:style style:name="T25" style:family="text">
      <style:text-properties style:font-name="Liberation Serif2" fo:font-weight="normal" officeooo:rsid="004e6b56" style:font-weight-asian="normal" style:font-weight-complex="normal"/>
    </style:style>
    <style:style style:name="T26" style:family="text">
      <style:text-properties style:font-name="Liberation Serif2" fo:font-weight="normal" officeooo:rsid="004fca4d" style:font-weight-asian="normal" style:font-weight-complex="normal"/>
    </style:style>
    <style:style style:name="T27" style:family="text">
      <style:text-properties style:font-name="Liberation Serif2" fo:font-style="normal" fo:font-weight="normal" officeooo:rsid="004e6b56" style:font-style-asian="normal" style:font-weight-asian="normal" style:font-style-complex="normal" style:font-weight-complex="normal"/>
    </style:style>
    <style:style style:name="T28" style:family="text">
      <style:text-properties style:font-name="Liberation Serif2" fo:font-style="normal" fo:font-weight="normal" officeooo:rsid="004fca4d" style:font-style-asian="normal" style:font-weight-asian="normal" style:font-style-complex="normal" style:font-weight-complex="normal"/>
    </style:style>
    <style:style style:name="T29" style:family="text">
      <style:text-properties officeooo:rsid="00133dc4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626a46" style:font-weight-asian="normal" style:font-weight-complex="normal"/>
    </style:style>
    <style:style style:name="T32" style:family="text">
      <style:text-properties fo:font-weight="normal" officeooo:rsid="00157ae2" style:font-weight-asian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196533"/>
    </style:style>
    <style:style style:name="T35" style:family="text">
      <style:text-properties fo:color="#800000" style:text-outline="false" style:text-line-through-style="none" style:text-line-through-type="none" fo:font-style="normal" fo:text-shadow="none" style:text-underline-style="none" fo:font-weight="bold" officeooo:rsid="001888ee" style:font-style-asian="normal" style:font-weight-asian="bold" style:font-weight-complex="bold" style:text-emphasize="none"/>
    </style:style>
    <style:style style:name="T36" style:family="text">
      <style:text-properties officeooo:rsid="0028c174"/>
    </style:style>
    <style:style style:name="T37" style:family="text">
      <style:text-properties officeooo:rsid="00196533" style:font-weight-complex="normal"/>
    </style:style>
    <style:style style:name="T38" style:family="text">
      <style:text-properties fo:color="#0000ff"/>
    </style:style>
    <style:style style:name="T39" style:family="text">
      <style:text-properties fo:color="#0000ff" fo:font-weight="bold" style:font-weight-asian="bold" style:font-weight-complex="bold"/>
    </style:style>
    <style:style style:name="T40" style:family="text">
      <style:text-properties fo:color="#0000ff" style:text-outline="false" style:text-line-through-style="none" style:text-line-through-type="none" fo:font-style="normal" fo:text-shadow="none" style:text-underline-style="none" fo:font-weight="bold" officeooo:rsid="001888ee" style:font-style-asian="normal" style:font-weight-asian="bold" style:font-weight-complex="bold" style:text-emphasize="none"/>
    </style:style>
    <style:style style:name="T41" style:family="text">
      <style:text-properties officeooo:rsid="0031fdb7"/>
    </style:style>
    <style:style style:name="T42" style:family="text">
      <style:text-properties officeooo:rsid="00388583"/>
    </style:style>
    <style:style style:name="T43" style:family="text">
      <style:text-properties fo:color="#00cc00"/>
    </style:style>
    <style:style style:name="T44" style:family="text">
      <style:text-properties fo:color="#ff0000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Avaliação 0<text:span text:style-name="T14">2</text:span></text:p>
      <text:list xml:id="list1000388174960065491" text:style-name="WWNum2">
        <text:list-item>
          <text:h text:style-name="P55" text:outline-level="1">Nome: <text:span text:style-name="T36">Deivison Venicio Souza</text:span></text:h>
        </text:list-item>
      </text:list>
      <text:list xml:id="list8837983644545185427" text:style-name="WWNum3">
        <text:list-item>
          <text:p text:style-name="P43"><text:span text:style-name="T3">(10) </text:span><text:span text:style-name="T1">Explique a diferença entre os seguintes comandos:</text:span></text:p>
        </text:list-item>
      </text:list>
      <text:p text:style-name="P3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4"><text:span text:style-name="Source_20_Text"><text:span text:style-name="T22">date &gt; data.txt</text:span></text:span></text:p>
            <text:p text:style-name="P13"><text:span text:style-name="Source_20_Text"><text:span text:style-name="T10">R: Está redirecionando a saída padrão (</text:span></text:span><text:span text:style-name="Source_20_Text"><text:span text:style-name="T13">stdout</text:span></text:span><text:span text:style-name="Source_20_Text"><text:span text:style-name="T10">) do comando ¨date¨ para o arquivo nomeado ¨data.txt¨.</text:span></text:span><text:span text:style-name="Source_20_Text"><text:span text:style-name="T11">Neste caso, apaga conteúdo previamente existente no arquivo ¨data.txt¨.</text:span></text:span></text:p>
          </table:table-cell>
        </table:table-row>
      </table:table>
      <text:list xml:id="list144911101284848" text:continue-numbering="true" text:style-name="WWNum3">
        <text:list-header>
          <text:p text:style-name="P44">e</text:p>
        </text:list-header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4"><text:span text:style-name="Source_20_Text"><text:span text:style-name="T22">date &gt;&gt; data.txt</text:span></text:span></text:p>
            <text:p text:style-name="P15"><text:span text:style-name="Source_20_Text"><text:span text:style-name="T12">R: </text:span></text:span><text:span text:style-name="Source_20_Text"><text:span text:style-name="T11">Apenas a</text:span></text:span><text:span text:style-name="Source_20_Text"><text:span text:style-name="T12">nexa a saída padrão do comando ¨date¨ no arquivo ¨data.txt. </text:span></text:span><text:span text:style-name="Source_20_Text"><text:span text:style-name="T11">Neste caso, não apaga conteúdo previamente existente no arquivo ¨data.txt¨.</text:span></text:span></text:p>
          </table:table-cell>
        </table:table-row>
      </table:table>
      <text:p text:style-name="P38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4"><text:span text:style-name="T34">Assim, </text:span><text:span text:style-name="T37">existe </text:span><text:span text:style-name="T34">uma</text:span> diferença sútil entre os dois comando:</text:p>
            <text:p text:style-name="P14"/>
            <text:p text:style-name="P29"><text:span text:style-name="T40">Ao usar &gt; </text:span><text:span text:style-name="T9">:</text:span><text:span text:style-name="T6"> Primeiro o conteúdo do arquivo ¨data.txt¨ é apagado (caso haja algum conteúdo) e, em seguida, os dados de saída do comando ¨date¨ são escritos. </text:span><text:span text:style-name="T8">Ou seja, sobrescreve conteúdo.</text:span></text:p>
            <text:p text:style-name="P28"/>
            <text:p text:style-name="P30"><text:span text:style-name="T40">Ao usar &gt;&gt;</text:span><text:span text:style-name="T35"> </text:span><text:span text:style-name="T9">:</text:span><text:span text:style-name="T6"> </text:span><text:span text:style-name="T7">O</text:span><text:span text:style-name="T6">s dados de saída do comando ¨date¨ são </text:span><text:span text:style-name="T7">apenas</text:span><text:span text:style-name="T6"> </text:span><text:span text:style-name="T7">acrescentados</text:span><text:span text:style-name="T6"> </text:span><text:span text:style-name="T7">ao arquivo ¨data.txt¨. Ou seja, supondo que o arquivo já existisse com algum conteúdo, os novos dados de saída apenas seriam acrescentados e, portanto, o conteúdo anterior do arquivo ¨data.txt¨ não seria apagado. </text:span><text:span text:style-name="T8">Ou seja, cria um apêndice no final do arquivo, sem sobrescrever.</text:span></text:p>
            <text:p text:style-name="P12"/>
          </table:table-cell>
        </table:table-row>
      </table:table>
      <text:list xml:id="list144910424558260" text:continue-numbering="true" text:style-name="WWNum3">
        <text:list-header>
          <text:p text:style-name="P45"/>
        </text:list-header>
        <text:list-item>
          <text:p text:style-name="P41"><text:span text:style-name="T1">(</text:span><text:span text:style-name="T3">25</text:span><text:span text:style-name="T1">) Escreva a linha de comando que retorna a informação desejada:</text:span></text:p>
          <text:list>
            <text:list-item>
              <text:p text:style-name="P47"><text:span text:style-name="T1">Os arquivos e diretórios para os quais usuários do grupo “</text:span><text:span text:style-name="T4">espinf” </text:span><text:span text:style-name="T1">tenham permissão de leitura na sua área HOME</text:span></text:p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<text:span text:style-name="T33">dvsouza@macalan:~$</text:span> <text:span text:style-name="T39">ls -l /home/espinf/ | cut -d ' ' -f1,3 | tail -n +2 | sort | grep drwxr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4"/>
      <text:list xml:id="list144911019405283" text:continue-numbering="true" text:style-name="WWNum3">
        <text:list-item>
          <text:list>
            <text:list-item>
              <text:p text:style-name="P47"><text:soft-page-break/><text:span text:style-name="T1">O modelo do</text:span><text:span text:style-name="T2"> processador que seu computador tem conforme o que consta no arquivo </text:span><text:span text:style-name="T18">/proc/cpuinfo</text:span><text:span text:style-name="T2">.</text:span></text:p>
            </text:list-item>
          </text:list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4">deivison@deivison-nb ~ $<text:span text:style-name="T38"> cat /proc/cpuinfo</text:span></text:p>
            <text:p text:style-name="P16"/>
            <text:p text:style-name="P17">processor<text:tab/> <text:s text:c="4"/>: 0</text:p>
            <text:p text:style-name="P17">vendor_id<text:tab/> <text:s text:c="4"/>: GenuineIntel</text:p>
            <text:p text:style-name="P17">cpu family<text:tab/>: 6</text:p>
            <text:p text:style-name="P17">model<text:tab/><text:tab/>: 94</text:p>
            <text:p text:style-name="P31">model name<text:tab/>: Intel(R) Core(TM) i7-6700HQ CPU @ 2.60GHz</text:p>
            <text:p text:style-name="P17">stepping<text:tab/> <text:s text:c="4"/>: 3</text:p>
            <text:p text:style-name="P17">microcode<text:tab/> <text:s text:c="4"/>: 0xba</text:p>
            <text:p text:style-name="P17">cpu MHz<text:tab/><text:tab/>: 2011.730</text:p>
            <text:p text:style-name="P17">cache size<text:tab/>: 6144 KB</text:p>
            <text:p text:style-name="P17">physical id<text:tab/>: 0</text:p>
            <text:p text:style-name="P17">siblings<text:tab/> <text:s text:c="4"/>: 8</text:p>
            <text:p text:style-name="P17">core id<text:tab/><text:tab/>: 0</text:p>
            <text:p text:style-name="P17">cpu cores<text:tab/> <text:s text:c="4"/>: 4</text:p>
            <text:p text:style-name="P17">apicid<text:tab/><text:tab/>: 0</text:p>
            <text:p text:style-name="P17">initial apicid<text:tab/>: 0</text:p>
            <text:p text:style-name="P17">fpu<text:tab/><text:tab/> <text:s text:c="4"/>: yes</text:p>
            <text:p text:style-name="P17">fpu_exception<text:tab/>: yes</text:p>
            <text:p text:style-name="P17">cpuid level<text:tab/>: 22</text:p>
            <text:p text:style-name="P17">wp<text:tab/><text:tab/> <text:s text:c="4"/>: yes</text:p>
            <text:p text:style-name="P17"/>
            <text:p text:style-name="P18">#----------------------------------------------------------</text:p>
            <text:p text:style-name="P23">dvsouza@macalan:~$ <text:span text:style-name="T38">cat /proc/cpuinfo</text:span></text:p>
            <text:p text:style-name="P18">processor<text:tab/> <text:s text:c="4"/>: 0</text:p>
            <text:p text:style-name="P18">vendor_id<text:tab/> <text:s text:c="4"/>: GenuineIntel</text:p>
            <text:p text:style-name="P18">cpu family<text:tab/>: 6</text:p>
            <text:p text:style-name="P18">model<text:tab/><text:tab/>: 62</text:p>
            <text:p text:style-name="P32">model name<text:tab/>: Intel(R) Xeon(R) CPU E5-2690 v2 @ 3.00GHz</text:p>
            <text:p text:style-name="P18">stepping<text:tab/> <text:s text:c="4"/>: 4</text:p>
            <text:p text:style-name="P18">microcode<text:tab/> <text:s text:c="4"/>: 0x1</text:p>
            <text:p text:style-name="P18">cpu MHz<text:tab/><text:tab/>: 2992.536</text:p>
            <text:p text:style-name="P18">cache size<text:tab/>: 4096 KB</text:p>
            <text:p text:style-name="P18">physical id<text:tab/>: 0</text:p>
            <text:p text:style-name="P18">siblings<text:tab/> <text:s text:c="4"/>: 1</text:p>
            <text:p text:style-name="P18">core id<text:tab/><text:tab/>: 0</text:p>
            <text:p text:style-name="P18">cpu cores<text:tab/> <text:s text:c="4"/>: 1</text:p>
            <text:p text:style-name="P18">apicid<text:tab/><text:tab/>: 0</text:p>
            <text:p text:style-name="P18">initial apicid<text:tab/>: 0</text:p>
            <text:p text:style-name="P18">fpu<text:tab/><text:tab/> <text:s text:c="4"/>: yes</text:p>
            <text:p text:style-name="P18">fpu_exception<text:tab/>: yes</text:p>
            <text:p text:style-name="P18">cpuid level<text:tab/>: 13</text:p>
            <text:p text:style-name="P18">wp<text:tab/><text:tab/> <text:s text:c="4"/>: yes</text:p>
            <text:p text:style-name="P17"/>
          </table:table-cell>
        </table:table-row>
      </table:table>
      <text:list xml:id="list144909970605397" text:continue-numbering="true" text:style-name="WWNum3">
        <text:list-item>
          <text:list>
            <text:list-item>
              <text:p text:style-name="P42"><text:soft-page-break/><text:span text:style-name="T5">Mostre quantas permissões diferentes existem no diretório </text:span><text:span text:style-name="T18">/</text:span><text:span text:style-name="T19">etc</text:span></text:p>
            </text:list-item>
          </text:list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7">dvsouza@macalan:~$ <text:span text:style-name="T38">ls -l /etc | cut -d ' ' -f1 | tail -n +2 | sort | uniq -c</text:span></text:p>
            <text:p text:style-name="P33"/>
            <text:p text:style-name="P22">193 drwxr-xr-x</text:p>
            <text:p text:style-name="P22"><text:s text:c="6"/>5 lrwxrwxrwx</text:p>
            <text:p text:style-name="P22"><text:s text:c="6"/>1 -r--r-----</text:p>
            <text:p text:style-name="P22"><text:s text:c="6"/>1 -r--r--r--</text:p>
            <text:p text:style-name="P22"><text:s text:c="5"/>11 -rw-------</text:p>
            <text:p text:style-name="P22"><text:s text:c="6"/>5 -rw-r-----</text:p>
            <text:p text:style-name="P22"><text:s text:c="4"/>153 -rw-r--r--</text:p>
            <text:p text:style-name="P22"><text:s text:c="6"/>4 -rwxr-xr-x</text:p>
          </table:table-cell>
        </table:table-row>
      </table:table>
      <text:p text:style-name="P3"/>
      <text:list xml:id="list144911246843666" text:continue-numbering="true" text:style-name="WWNum3">
        <text:list-item>
          <text:list>
            <text:list-item>
              <text:p text:style-name="P47"><text:span text:style-name="T1">Lista recursivamente todos arquivos do diretório </text:span><text:span text:style-name="T18">/</text:span><text:span text:style-name="T17">etc</text:span><text:span text:style-name="T1"> armazenando o resultado em um arquivo chamado saida.txt e eventuais mensagens de erro em um arquivo chamado erro.txt</text:span></text:p>
            </text:list-item>
          </text:list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5">dvsouza@macalan:~$ <text:span text:style-name="T38">ls -R /etc &gt; saida.txt 2&gt; erros.txt</text:span></text:p>
          </table:table-cell>
        </table:table-row>
      </table:table>
      <text:p text:style-name="P3"/>
      <text:list xml:id="list144909516490899" text:continue-numbering="true" text:style-name="WWNum3">
        <text:list-item>
          <text:list>
            <text:list-item>
              <text:p text:style-name="P46">Liste o número dos processos cujo nome contenha a palavra “firefox” e pertençam ao seu usuário</text:p>
            </text:list-item>
          </text:list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1">#Mostra todos processos com a palavra firefox <text:span text:style-name="T41">(</text:span>para todos os usuários<text:span text:style-name="T41">)</text:span>…</text:p>
            <text:p text:style-name="P26">dvsouza@macalan:~$<text:span text:style-name="T38"> ps aux | grep -i firefox </text:span></text:p>
            <text:p text:style-name="P21"/>
            <text:p text:style-name="P21">#Mostra todos processos com a palavra firefox, porém apenas para meu usuário...</text:p>
            <text:p text:style-name="P26">dvsouza@macalan:~$ <text:span text:style-name="T38">ps -f -u dvsouza | grep -i firefox</text:span></text:p>
          </table:table-cell>
        </table:table-row>
      </table:table>
      <text:p text:style-name="P5"/>
      <text:list xml:id="list144910871984518" text:continue-numbering="true" text:style-name="WWNum3">
        <text:list-item>
          <text:p text:style-name="P49"><text:span text:style-name="T1">(</text:span><text:span text:style-name="T3">10</text:span><text:span text:style-name="T1">) </text:span><text:span text:style-name="T28">Observe</text:span><text:span text:style-name="T27"> a</text:span><text:span text:style-name="T28">s</text:span><text:span text:style-name="T27"> seguinte</text:span><text:span text:style-name="T28">s</text:span><text:span text:style-name="T27"> sequência</text:span><text:span text:style-name="T28">s</text:span><text:span text:style-name="T27"> de comandos </text:span><text:span text:style-name="T28">e responda às perguntas</text:span><text:span text:style-name="T27">:</text:span></text:p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4"><text:span text:style-name="Source_20_Text"><text:span text:style-name="T21">$ date &gt;a</text:span></text:span></text:p>
            <text:p text:style-name="P34"><text:span text:style-name="Source_20_Text"><text:span text:style-name="T20">$ cat a</text:span></text:span></text:p>
            <text:p text:style-name="P34"><text:span text:style-name="Source_20_Text"><text:span text:style-name="T20">Wed </text:span></text:span><text:span text:style-name="Source_20_Text"><text:span text:style-name="T23">Feb</text:span></text:span><text:span text:style-name="Source_20_Text"><text:span text:style-name="T20"> <text:s/>8 03:01:21 </text:span></text:span><text:span text:style-name="Source_20_Text"><text:span text:style-name="T23">EST</text:span></text:span><text:span text:style-name="Source_20_Text"><text:span text:style-name="T20"> 2012</text:span></text:span></text:p>
            <text:p text:style-name="P35"/>
            <text:p text:style-name="P34"><text:span text:style-name="Source_20_Text"><text:span text:style-name="T20">$ cp a b</text:span></text:span></text:p>
            <text:p text:style-name="P34"><text:span text:style-name="Source_20_Text"><text:span text:style-name="T20">$ cat b</text:span></text:span></text:p>
            <text:p text:style-name="P34"><text:span text:style-name="Source_20_Text"><text:span text:style-name="T20">Wed Feb <text:s/>8 03:01:21 EST 2012</text:span></text:span></text:p>
            <text:p text:style-name="P35"/>
            <text:p text:style-name="P34"><text:span text:style-name="Source_20_Text"><text:span text:style-name="T20">$ cp a b &gt;a</text:span></text:span></text:p>
            <text:p text:style-name="P36"><text:span text:style-name="Source_20_Text"><text:span text:style-name="T20">$ cat b</text:span></text:span>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list xml:id="list5705219022377839596" text:style-name="L1">
        <text:list-item>
          <text:list>
            <text:list-item>
              <text:p text:style-name="P48"><text:soft-page-break/><text:span text:style-name="T25">P</text:span><text:span text:style-name="T26">or que o arquivo </text:span><text:span text:style-name="T16">b</text:span><text:span text:style-name="T26"> está vazio? O que há no arquivo </text:span><text:span text:style-name="T16">a</text:span><text:span text:style-name="T26">?</text:span></text:p>
            </text:list-item>
          </text:list>
        </text:list-item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0"><text:span text:style-name="T33">Resposta: </text:span>O arquivo <text:span text:style-name="T33">¨b¨</text:span> está vazio, pois antes de realizar a cópia do conteúdo do arquivo <text:span text:style-name="T33">¨a¨</text:span> para o arquivo <text:span text:style-name="T33">¨b¨ </text:span>é feito o redirecionamento. O arquivo ¨<text:span text:style-name="T33">a</text:span>¨ criado no redirecionamento está também vazio, o que justifica o arquivo ¨<text:span text:style-name="T33">b</text:span>¨ está vazio, haja vista que ¨<text:span text:style-name="T33">b</text:span>¨ é cópia de ¨<text:span text:style-name="T33">a</text:span>¨.</text:p>
          </table:table-cell>
        </table:table-row>
      </table:table>
      <text:p text:style-name="P6"/>
      <text:list xml:id="list144909374093037" text:continue-list="list144910871984518" text:style-name="WWNum3">
        <text:list-item>
          <text:p text:style-name="P50">(<text:span text:style-name="T29">55</text:span>) <text:span text:style-name="T31">Escreva um script que encontra todos arquivos com determinada extensão em um determinado diretório e, baseado nos parâmetros enviados:</text:span></text:p>
        </text:list-item>
      </text:list>
      <text:list xml:id="list5477868544230105413" text:style-name="L2">
        <text:list-item>
          <text:list>
            <text:list-item>
              <text:p text:style-name="P51">Faça cópias dos arquivos com uma nova extensão</text:p>
            </text:list-item>
            <text:list-item>
              <text:p text:style-name="P51">Renomeie os arquivos para uma nova extensão</text:p>
            </text:list-item>
          </text:list>
        </text:list-item>
      </text:list>
      <text:p text:style-name="P7">O script terá quatro parâmetros:</text:p>
      <text:p text:style-name="P10">diretorio [ -c | -m ] ext1 ext2</text:p>
      <text:p text:style-name="P9"><text:span text:style-name="T30">onde as extensões </text:span><text:span text:style-name="T24">ext1</text:span><text:span text:style-name="T30"> e </text:span><text:span text:style-name="T24">ext2</text:span><text:span text:style-name="T30"> são strings. A opção </text:span><text:span text:style-name="T24">-c</text:span><text:span text:style-name="T30"> denota cópia </text:span><text:span text:style-name="T32">e</text:span><text:span text:style-name="T30"> </text:span><text:span text:style-name="T24">-m</text:span><text:span text:style-name="T30"> denota mover/renomear.</text:span></text:p>
      <text:p text:style-name="P7">O script deve imprimir uma linha contendo</text:p>
      <text:p text:style-name="P11"><text:span text:style-name="T24">nome antigo =&gt; nome novo</text:span><text:span text:style-name="T30"> </text:span></text:p>
      <text:p text:style-name="P7">para cada arquivo copiado ou renomeado. Se o diretório não existir ou o usuário não tiver permissões para alterá-lo, imprimir uma mensagem de erro.</text:p>
      <text:p text:style-name="P8">Exemplos de uso:</text:p>
      <text:list xml:id="list2936221339823287032" text:style-name="L3">
        <text:list-item>
          <text:p text:style-name="P52">./meuscript4 ~/fotos -m jpg JPG</text:p>
          <text:list>
            <text:list-item>
              <text:p text:style-name="P53">move arquivos terminados em jpg no diretório fotos para extensão JPG no mesmo diretório</text:p>
            </text:list-item>
          </text:list>
        </text:list-item>
        <text:list-item>
          <text:p text:style-name="P53"><text:span text:style-name="T15">./meuscript4 ~/Downloads -c PNG png</text:span> </text:p>
          <text:list>
            <text:list-item>
              <text:p text:style-name="P54">faz uma cópia dos arquivos terminados em PNG do diretório Downloads para extensão png no mesmo diretório.</text:p>
            </text:list-item>
          </text:list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7">#!/bin/bash</text:p>
            <text:p text:style-name="P57">#-----------------------------------------------------------------------</text:p>
            <text:p text:style-name="P58"># Comando para ser executado no terminal</text:p>
            <text:p text:style-name="P59"># Usar: bash ./Script2.sh $dir "opcão" "ext1" "ext2" <text:s/></text:p>
            <text:p text:style-name="P59"><text:s text:c="22"/></text:p>
            <text:p text:style-name="P58"># Um exemplo de uso</text:p>
            <text:p text:style-name="P58"><text:span text:style-name="T42"># </text:span>Usar: bash ./Script2.sh ~/Imagens -c jpg png <text:s text:c="29"/></text:p>
            <text:p text:style-name="P57">#-----------------------------------------------------------------------</text:p>
            <text:p text:style-name="P57"><text:soft-page-break/></text:p>
            <text:p text:style-name="P57"><text:span text:style-name="T44">set</text:span> -x</text:p>
            <text:p text:style-name="P57"/>
            <text:p text:style-name="P57"><text:span text:style-name="T43">dir</text:span>=$1</text:p>
            <text:p text:style-name="P57"><text:span text:style-name="T43">opcao</text:span>=$2</text:p>
            <text:p text:style-name="P57"><text:span text:style-name="T43">ext1</text:span>=$3</text:p>
            <text:p text:style-name="P57"><text:span text:style-name="T43">ext2</text:span>=$4</text:p>
            <text:p text:style-name="P57"/>
            <text:p text:style-name="P57"><text:span text:style-name="T44">echo</text:span> "Código: $0"</text:p>
            <text:p text:style-name="P57"><text:span text:style-name="T44">echo</text:span> "Usuário: $USER"</text:p>
            <text:p text:style-name="P57"><text:span text:style-name="T44">echo</text:span> "Diretório home: $HOME"</text:p>
            <text:p text:style-name="P57"><text:span text:style-name="T44">echo</text:span> "script recebe $# parâmetros"</text:p>
            <text:p text:style-name="P57"><text:span text:style-name="T44">echo</text:span> "Os parâmetros são $*"</text:p>
            <text:p text:style-name="P57"/>
            <text:p text:style-name="P57">arq=$(<text:span text:style-name="T44">ls </text:span>$dir | <text:span text:style-name="T44">egrep</text:span> "$ext1$")</text:p>
            <text:p text:style-name="P57">echo $arq</text:p>
            <text:p text:style-name="P57"/>
            <text:p text:style-name="P57"><text:span text:style-name="T44">for</text:span> i <text:span text:style-name="T44">in </text:span>$arq; <text:span text:style-name="T44">do</text:span></text:p>
            <text:p text:style-name="P57"><text:span text:style-name="T44">echo </text:span>$i</text:p>
            <text:p text:style-name="P57">done</text:p>
            <text:p text:style-name="P57"/>
            <text:p text:style-name="P57"/>
            <text:p text:style-name="P57"><text:span text:style-name="T44">if </text:span>[ "$opcao" = "-c" ]; <text:span text:style-name="T44">then</text:span></text:p>
            <text:p text:style-name="P57"/>
            <text:p text:style-name="P57"><text:span text:style-name="T44">for </text:span>i <text:span text:style-name="T44">in </text:span>$arq; <text:span text:style-name="T44">do</text:span></text:p>
            <text:p text:style-name="P57"><text:tab/> <text:s text:c="3"/><text:span text:style-name="T44">cp </text:span>-v $dir/$i $dir/${i/$ext1/$ext2}</text:p>
            <text:p text:style-name="P57"><text:tab/><text:span text:style-name="T44">done</text:span></text:p>
            <text:p text:style-name="P57"/>
            <text:p text:style-name="P57"><text:span text:style-name="T44">echo </text:span>"Você fez uma cópia (no mesmo diretório) alterando os arquivos com extensão $ext1 para $ext2"</text:p>
            <text:p text:style-name="P57"/>
            <text:p text:style-name="P57"><text:span text:style-name="T44">elif </text:span>[ "$opcao" = "-m" ]; <text:span text:style-name="T44">the</text:span>n</text:p>
            <text:p text:style-name="P57"><text:tab/><text:span text:style-name="T44">for </text:span>i <text:span text:style-name="T44">in</text:span> $arq; d<text:span text:style-name="T44">o</text:span> <text:s text:c="2"/></text:p>
            <text:p text:style-name="P57"><text:tab/> <text:s text:c="2"/><text:span text:style-name="T44">mv </text:span>-v $dir/$i $dir/${i/$ext1/$ext2}</text:p>
            <text:p text:style-name="P57"><text:tab/>done</text:p>
            <text:p text:style-name="P57"/>
            <text:p text:style-name="P57"><text:span text:style-name="T44">echo </text:span>"Você alterou a extensão $ext1 para $ext2"</text:p>
            <text:p text:style-name="P60"/>
            <text:p text:style-name="P61">fi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Courier New" svg:font-family="'Courier New'" style:font-family-generic="swiss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Lohit Hindi" svg:font-family="'Lohit Hindi'" style:font-family-generic="swiss"/>
    <style:font-face style:name="Times New Roman" svg:font-family="'Times New Roman'" style:font-family-generic="swiss"/>
    <style:font-face style:name="AR PL SungtiL GB1" svg:font-family="'AR PL SungtiL GB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2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false" style:font-name-asian="AR PL SungtiL GB" style:font-size-asian="10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false" style:font-name-asian="AR PL SungtiL GB" style:font-size-asian="10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swiss" fo:font-size="12pt" fo:language="pt" fo:country="BR" style:letter-kerning="false" style:font-name-asian="AR PL SungtiL GB" style:font-family-asian="'AR PL SungtiL GB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8pt" fo:language="pt" fo:country="BR" fo:font-weight="bold" style:letter-kerning="false" style:font-name-asian="AR PL SungtiL GB" style:font-family-asian="'AR PL SungtiL GB'" style:font-family-generic-asian="system" style:font-pitch-asian="variable" style:font-size-asian="18pt" style:language-asian="zh" style:country-asian="CN" style:font-weight-asian="bold" style:font-name-complex="Lohit Devanagari1" style:font-family-complex="'Lohit Devanagari'" style:font-family-generic-complex="system" style:font-pitch-complex="variable" style:font-size-complex="18pt" style:language-complex="hi" style:country-complex="IN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18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406cm" loext:contextual-spacing="false" fo:text-align="start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32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32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24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1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punctuation-wrap="simple" style:writing-mode="lr-tb"/>
      <style:text-properties fo:color="#280099" style:text-outline="false" style:text-line-through-style="none" style:text-line-through-type="none" style:font-name="Lohit Hindi" fo:font-family="'Lohit Hindi'" style:font-family-generic="swiss" fo:font-size="44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32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20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punctuation-wrap="simple" style:writing-mode="lr-tb"/>
      <style:text-properties fo:color="#00000a" style:font-name="Liberation Sans" fo:font-family="'Liberation Sans'" style:font-family-generic="swiss" fo:font-size="14pt" fo:language="pt" fo:country="BR" style:letter-kerning="false" style:font-name-asian="DejaVu Sans" style:font-family-asian="'DejaVu Sans'" style:font-family-generic-asian="system" style:font-pitch-asian="variable" style:font-size-asian="14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punctuation-wrap="simple" style:writing-mode="lr-tb"/>
      <style:text-properties fo:color="#00000a" style:font-name="Times New Roman" fo:font-family="'Times New Roman'" style:font-family-generic="swiss" fo:font-size="12pt" fo:language="pt" fo:country="BR" style:letter-kerning="false" style:font-name-asian="DejaVu Sans" style:font-family-asian="'DejaVu Sans'" style:font-family-generic-asian="system" style:font-pitch-asian="variable" style:font-size-asian="12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punctuation-wrap="simple" style:writing-mode="lr-tb"/>
      <style:text-properties fo:color="#000000" style:font-name="Lohit Devanagari" fo:font-family="'Lohit Devanagari'" style:font-family-generic="swiss" fo:font-size="18pt" fo:language="pt" fo:country="BR" style:letter-kerning="false" style:font-name-asian="DejaVu Sans" style:font-family-asian="'DejaVu Sans'" style:font-family-generic-asian="system" style:font-pitch-asian="variable" style:font-size-asian="18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punctuation-wrap="simple" style:writing-mode="lr-tb"/>
      <style:text-properties fo:color="#00000a" style:font-name="Liberation Sans" fo:font-family="'Liberation Sans'" style:font-family-generic="swiss" fo:font-size="14pt" fo:language="pt" fo:country="BR" style:letter-kerning="false" style:font-name-asian="DejaVu Sans" style:font-family-asian="'DejaVu Sans'" style:font-family-generic-asian="system" style:font-pitch-asian="variable" style:font-size-asian="14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Background" style:family="paragraph" style:default-outline-level="">
      <style:paragraph-properties fo:text-align="start" style:justify-single-word="false" fo:orphans="2" fo:widows="2" style:punctuation-wrap="simple" style:writing-mode="lr-tb"/>
      <style:text-properties fo:color="#00000a" style:font-name="Times New Roman" fo:font-family="'Times New Roman'" style:font-family-generic="swiss" fo:font-size="12pt" fo:language="pt" fo:country="BR" style:letter-kerning="false" style:font-name-asian="DejaVu Sans" style:font-family-asian="'DejaVu Sans'" style:font-family-generic-asian="system" style:font-pitch-asian="variable" style:font-size-asian="12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20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Outline_20_1" style:display-name="Outline 1" style:family="paragraph" style:default-outline-level="">
      <style:paragraph-properties fo:margin-left="0cm" fo:margin-right="0cm" fo:margin-top="0cm" fo:margin-bottom="0.406cm" loext:contextual-spacing="false" fo:text-align="start" style:justify-single-word="false" fo:orphans="2" fo:widows="2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Lohit Hindi" fo:font-family="'Lohit Hindi'" style:font-family-generic="swiss" fo:font-size="32pt" fo:language="pt" fo:country="BR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cm" fo:margin-bottom="0.32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cm" fo:margin-bottom="0.24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cm" fo:margin-bottom="0.1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9" style:family="table">
      <style:table-properties style:width="17cm" fo:margin-left="0cm" fo:margin-top="0cm" fo:margin-bottom="0cm" table:align="left" style:writing-mode="lr-tb"/>
    </style:style>
    <style:style style:name="Table19.A" style:family="table-column">
      <style:table-column-properties style:column-width="8.498cm"/>
    </style:style>
    <style:style style:name="Table19.B" style:family="table-column">
      <style:table-column-properties style:column-width="8.502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097cm" fo:border="none"/>
    </style:style>
    <style:style style:name="Table38" style:family="table">
      <style:table-properties style:width="17cm" fo:margin-left="0cm" fo:margin-top="0cm" fo:margin-bottom="0cm" table:align="left" style:writing-mode="lr-tb"/>
    </style:style>
    <style:style style:name="Table38.A" style:family="table-column">
      <style:table-column-properties style:column-width="8.498cm"/>
    </style:style>
    <style:style style:name="Table38.B" style:family="table-column">
      <style:table-column-properties style:column-width="8.502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1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73cm" fo:margin-left="0cm" fo:margin-right="0cm" fo:margin-bottom="1.372cm" style:dynamic-spacing="true"/>
      </style:header-style>
      <style:footer-style>
        <style:header-footer-properties fo:min-height="1.667cm" fo:margin-left="0cm" fo:margin-right="0cm" fo:margin-top="1.566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Shape1" text:anchor-type="char" svg:x="13.107cm" svg:y="-0.104cm" svg:width="3.697cm" svg:height="1.235cm" draw:z-index="4"><draw:image xlink:href="Pictures/10000201000003200000010BECD2968E36B11E8B.png" xlink:type="simple" xlink:show="embed" xlink:actuate="onLoad"/></draw:frame>Infraestrutura Computacional – Parte 1</text:p>
        <text:p text:style-name="Header">Data Science and Big Data - UFPR</text:p>
      </style:header>
      <style:footer>
        <table:table table:name="Table19" table:style-name="Table19">
          <table:table-column table:style-name="Table19.A"/>
          <table:table-column table:style-name="Table19.B"/>
          <table:table-row table:style-name="Table19.1">
            <table:table-cell table:style-name="Table19.A1" office:value-type="string">
              <text:p text:style-name="MP1">D. Weingaertner</text:p>
            </table:table-cell>
            <table:table-cell table:style-name="Table19.A1" office:value-type="string">
              <text:p text:style-name="MP2"><text:page-number text:select-page="current">3</text:page-number></text:p>
            </table:table-cell>
          </table:table-row>
        </table:table>
        <text:p text:style-name="MP2"/>
      </style:footer>
    </style:master-page>
    <style:master-page style:name="Converted1" style:page-layout-name="Mpm1">
      <style:header>
        <text:p text:style-name="Header"><draw:frame draw:style-name="Mfr1" draw:name="Image1" text:anchor-type="char" svg:x="13.107cm" svg:y="-0.104cm" svg:width="3.697cm" svg:height="1.235cm" draw:z-index="0"><draw:image xlink:href="Pictures/10000201000003200000010BECD2968E36B11E8B.png" xlink:type="simple" xlink:show="embed" xlink:actuate="onLoad"/></draw:frame>Infraestrutura Computacional – Parte 1</text:p>
        <text:p text:style-name="Header">Data Science and Big Data - UFPR</text:p>
      </style:header>
      <style:footer>
        <table:table table:name="Table38" table:style-name="Table38">
          <table:table-column table:style-name="Table38.A"/>
          <table:table-column table:style-name="Table38.B"/>
          <table:table-row table:style-name="Table38.1">
            <table:table-cell table:style-name="Table38.A1" office:value-type="string">
              <text:p text:style-name="MP1">D. Weingaertner</text:p>
            </table:table-cell>
            <table:table-cell table:style-name="Table38.A1" office:value-type="string">
              <text:p text:style-name="MP2"><text:page-number text:select-page="current">0</text:page-number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5:15:31</meta:creation-date>
    <meta:initial-creator>Daniel Weingaertner</meta:initial-creator>
    <dc:language>pt-BR</dc:language>
    <dc:date>2018-04-15T14:49:09.051008485</dc:date>
    <meta:editing-cycles>65</meta:editing-cycles>
    <meta:editing-duration>PT10H55M22S</meta:editing-duration>
    <meta:generator>LibreOffice/5.1.6.2$Linux_X86_64 LibreOffice_project/10m0$Build-2</meta:generator>
    <meta:document-statistic meta:table-count="13" meta:image-count="2" meta:object-count="0" meta:page-count="5" meta:paragraph-count="140" meta:word-count="945" meta:character-count="5615" meta:non-whitespace-character-count="4613"/>
  </office:meta>
</office:document-meta>
</file>